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4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00ff" style:rotation-angle="270" style:rotation-align="none"/>
    </style:style>
    <style:style style:name="ce18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808000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3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4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7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6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4">
          <table:table-cell table:style-name="ce15" office:value-type="string">
            <text:p>Last update: using r932 from trunk</text:p>
          </table:table-cell>
          <table:table-cell table:number-columns-repeated="26"/>
        </table:table-row>
        <table:table-row table:style-name="ro5">
          <table:table-cell office:value-type="string">
            <text:p>All tests were done using firmware v3.0 beta5 using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table:number-columns-repeated="4"/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table:number-columns-repeated="4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table:number-columns-repeated="4"/>
          <table:table-cell table:style-name="ce11" table:number-columns-repeated="4"/>
          <table:table-cell table:style-name="ce25" table:number-columns-repeated="4"/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table:number-columns-repeated="4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table:number-columns-repeated="4"/>
          <table:table-cell table:style-name="ce11" table:number-columns-repeated="4"/>
          <table:table-cell table:style-name="ce25" table:number-columns-repeated="4"/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table:number-columns-repeated="4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table:number-columns-repeated="4"/>
          <table:table-cell table:style-name="ce11" table:number-columns-repeated="4"/>
          <table:table-cell table:style-name="ce25" table:number-columns-repeated="4"/>
          <table:table-cell/>
          <table:table-cell table:style-name="ce21" table:number-columns-repeated="4"/>
          <table:table-cell table:style-name="ce11" table:number-columns-repeated="4"/>
          <table:table-cell table:style-name="ce25" table:number-columns-repeated="4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table:number-columns-repeated="4"/>
          <table:table-cell table:style-name="ce11" table:number-columns-repeated="4"/>
          <table:table-cell table:style-name="ce25" table:number-columns-repeated="4"/>
          <table:table-cell/>
          <table:table-cell table:style-name="ce21" table:number-columns-repeated="4"/>
          <table:table-cell table:style-name="ce11" table:number-columns-repeated="4"/>
          <table:table-cell table:style-name="ce25" table:number-columns-repeated="4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2"/>
          <table:table-cell table:style-name="ce21" table:number-columns-repeated="3"/>
          <table:table-cell table:style-name="ce11" table:number-columns-repeated="4"/>
          <table:table-cell table:style-name="ce25" table:number-columns-repeated="4"/>
          <table:table-cell/>
          <table:table-cell table:style-name="ce21" table:number-columns-repeated="4"/>
          <table:table-cell table:style-name="ce11" table:number-columns-repeated="4"/>
          <table:table-cell table:style-name="ce25" table:number-columns-repeated="4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1" table:number-columns-repeated="4"/>
          <table:table-cell table:style-name="ce11" table:number-columns-repeated="4"/>
          <table:table-cell table:style-name="ce25" table:number-columns-repeated="4"/>
          <table:table-cell/>
          <table:table-cell table:style-name="ce21" table:number-columns-repeated="4"/>
          <table:table-cell table:style-name="ce11" table:number-columns-repeated="4"/>
          <table:table-cell table:style-name="ce25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3" office:value-type="string">
            <text:p>~17</text:p>
          </table:table-cell>
          <table:table-cell table:style-name="ce23" office:value-type="string">
            <text:p>~20</text:p>
          </table:table-cell>
          <table:table-cell table:style-name="ce21" office:value-type="string">
            <text:p>~22</text:p>
          </table:table-cell>
          <table:table-cell table:style-name="ce24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5" office:value-type="string">
            <text:p>~46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3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29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52</text:p>
          </table:table-cell>
          <table:table-cell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0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5" office:value-type="string">
            <text:p>~45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3" office:value-type="string">
            <text:p>~10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28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51</text:p>
          </table:table-cell>
          <table:table-cell table:style-name="ce25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number-columns-repeated="2"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5" office:value-type="string">
            <text:p>~40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8</text:p>
          </table:table-cell>
          <table:table-cell table:style-name="ce23" office:value-type="string">
            <text:p>~9</text:p>
          </table:table-cell>
          <table:table-cell table:style-name="ce21" office:value-type="float" office:value="11">
            <text:p>11</text:p>
          </table:table-cell>
          <table:table-cell table:style-name="ce24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24</text:p>
          </table:table-cell>
          <table:table-cell table:number-columns-repeated="2" table:style-name="ce25" office:value-type="string">
            <text:p>~42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office:value-type="string">
            <text:p>~53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5" office:value-type="string">
            <text:p>~49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5" office:value-type="string">
            <text:p>~31</text:p>
          </table:table-cell>
          <table:table-cell table:number-columns-repeated="3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office:value-type="string">
            <text:p>~49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5" office:value-type="string">
            <text:p>~49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27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5" office:value-type="string">
            <text:p>~30</text:p>
          </table:table-cell>
          <table:table-cell table:number-columns-repeated="3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25</text:p>
          </table:table-cell>
          <table:table-cell table:style-name="ce21" office:value-type="string">
            <text:p>~30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5" office:value-type="string">
            <text:p>~35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5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2</text:p>
          </table:table-cell>
          <table:table-cell table:style-name="ce25" office:value-type="string">
            <text:p>~21</text:p>
          </table:table-cell>
          <table:table-cell table:style-name="ce25" office:value-type="string">
            <text:p>~57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office:value-type="string">
            <text:p>~36</text:p>
          </table:table-cell>
          <table:table-cell table:number-columns-repeated="3" table:style-name="ce21" office:value-type="float" office:value="60">
            <text:p>60</text:p>
          </table:table-cell>
          <table:table-cell table:style-name="ce11" office:value-type="string">
            <text:p>~34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5" office:value-type="string">
            <text:p>~36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office:value-type="string">
            <text:p>~18</text:p>
          </table:table-cell>
          <table:table-cell table:number-columns-repeated="2" table:style-name="ce21" office:value-type="string">
            <text:p>~40</text:p>
          </table:table-cell>
          <table:table-cell table:style-name="ce21" office:value-type="string">
            <text:p>~42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39</text:p>
          </table:table-cell>
          <table:table-cell table:style-name="ce11" office:value-type="string">
            <text:p>~40</text:p>
          </table:table-cell>
          <table:table-cell table:style-name="ce11" office:value-type="string">
            <text:p>~42</text:p>
          </table:table-cell>
          <table:table-cell table:style-name="ce25" office:value-type="string">
            <text:p>~22</text:p>
          </table:table-cell>
          <table:table-cell table:number-columns-repeated="3" table:style-name="ce25" office:value-type="float" office:value="60">
            <text:p>6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</table:table-row>
        <table:table-row table:style-name="ro6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office:value-type="string">
            <text:p>~14</text:p>
          </table:table-cell>
          <table:table-cell table:style-name="ce25" office:value-type="string">
            <text:p>~22</text:p>
          </table:table-cell>
          <table:table-cell table:style-name="ce25" office:value-type="string">
            <text:p>~26</text:p>
          </table:table-cell>
          <table:table-cell table:style-name="ce25" office:value-type="string">
            <text:p>~32</text:p>
          </table:table-cell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office:value-type="string">
            <text:p>~10</text:p>
          </table:table-cell>
          <table:table-cell table:style-name="ce25" office:value-type="string">
            <text:p>~17</text:p>
          </table:table-cell>
          <table:table-cell table:style-name="ce25" office:value-type="string">
            <text:p>~18</text:p>
          </table:table-cell>
          <table:table-cell table:style-name="ce25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4</text:p>
          </table:table-cell>
          <table:table-cell table:style-name="ce25" office:value-type="string">
            <text:p>~21</text:p>
          </table:table-cell>
          <table:table-cell table:style-name="ce25" office:value-type="string">
            <text:p>~25</text:p>
          </table:table-cell>
          <table:table-cell table:style-name="ce25" office:value-type="string">
            <text:p>~30</text:p>
          </table:table-cell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office:value-type="string">
            <text:p>~9</text:p>
          </table:table-cell>
          <table:table-cell table:style-name="ce25" office:value-type="string">
            <text:p>~16</text:p>
          </table:table-cell>
          <table:table-cell table:style-name="ce25" office:value-type="string">
            <text:p>~18</text:p>
          </table:table-cell>
          <table:table-cell table:style-name="ce25" office:value-type="string">
            <text:p>~2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2</text:p>
          </table:table-cell>
          <table:table-cell table:number-columns-repeated="2" table:style-name="ce25" office:value-type="string">
            <text:p>~21</text:p>
          </table:table-cell>
          <table:table-cell table:style-name="ce25" office:value-type="string">
            <text:p>~25</text:p>
          </table:table-cell>
          <table:table-cell/>
          <table:table-cell table:style-name="ce21"/>
          <table:table-cell table:style-name="ce23" table:number-columns-repeated="2"/>
          <table:table-cell table:style-name="ce21"/>
          <table:table-cell table:style-name="ce24"/>
          <table:table-cell table:style-name="ce11" table:number-columns-repeated="3"/>
          <table:table-cell table:style-name="ce25" office:value-type="string">
            <text:p>~8</text:p>
          </table:table-cell>
          <table:table-cell table:style-name="ce25" office:value-type="string">
            <text:p>~14</text:p>
          </table:table-cell>
          <table:table-cell table:style-name="ce25" office:value-type="string">
            <text:p>~16</text:p>
          </table:table-cell>
          <table:table-cell table:style-name="ce25" office:value-type="string">
            <text:p>~18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5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0</text:p>
          </table:table-cell>
          <table:table-cell table:number-columns-repeated="3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5</text:p>
          </table:table-cell>
          <table:table-cell table:number-columns-repeated="3" table:style-name="ce25" office:value-type="float" office:value="60">
            <text:p>60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0</text:p>
          </table:table-cell>
          <table:table-cell table:number-columns-repeated="3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/>
          <table:table-cell table:style-name="ce21" table:number-columns-repeated="3"/>
          <table:table-cell table:style-name="ce11" table:number-columns-repeated="4"/>
          <table:table-cell table:style-name="ce25" office:value-type="string">
            <text:p>~10</text:p>
          </table:table-cell>
          <table:table-cell table:number-columns-repeated="2" table:style-name="ce25" office:value-type="string">
            <text:p>~30</text:p>
          </table:table-cell>
          <table:table-cell table:style-name="ce25" office:value-type="string">
            <text:p>~31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5" office:value-type="string">
            <text:p>~6</text:p>
          </table:table-cell>
          <table:table-cell table:number-columns-repeated="2" table:style-name="ce25" office:value-type="string">
            <text:p>~20</text:p>
          </table:table-cell>
          <table:table-cell table:style-name="ce25" office:value-type="string">
            <text:p>~21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table:number-columns-repeated="4"/>
          <table:table-cell table:style-name="ce11" table:number-columns-repeated="4"/>
          <table:table-cell table:style-name="ce25" office:value-type="string">
            <text:p>~10</text:p>
          </table:table-cell>
          <table:table-cell table:number-columns-repeated="3" table:style-name="ce25" office:value-type="string">
            <text:p>~33</text:p>
          </table:table-cell>
          <table:table-cell/>
          <table:table-cell table:style-name="ce21" table:number-columns-repeated="4"/>
          <table:table-cell table:style-name="ce11" table:number-columns-repeated="4"/>
          <table:table-cell table:style-name="ce25" office:value-type="string">
            <text:p>~7</text:p>
          </table:table-cell>
          <table:table-cell table:number-columns-repeated="3" table:style-name="ce25" office:value-type="string">
            <text:p>~23</text:p>
          </table:table-cell>
        </table:table-row>
        <table:table-row table:style-name="ro1" table:number-rows-repeated="20">
          <table:table-cell table:number-columns-repeated="27"/>
        </table:table-row>
        <table:table-row table:style-name="ro7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5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3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4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4</text:p>
          </table:table-cell>
          <table:table-cell table:style-name="ce25" office:value-type="string">
            <text:p>~45</text:p>
          </table:table-cell>
          <table:table-cell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4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3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~42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1" office:value-type="float" office:value="40">
            <text:p>4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28" office:value-type="float" office:value="30">
            <office:annotation draw:style-name="gr1" draw:text-style-name="P2" svg:width="2.893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8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string">
            <text:p>~26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1" office:value-type="string">
            <text:p>~37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8" office:value-type="string">
            <text:p>~27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27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6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7" office:value-type="string">
            <text:p>~30</text:p>
          </table:table-cell>
          <table:table-cell table:style-name="ce27" office:value-type="string">
            <text:p>~50</text:p>
          </table:table-cell>
          <table:table-cell table:style-name="ce27" office:value-type="float" office:value="60">
            <text:p>60</text:p>
          </table:table-cell>
          <table:table-cell table:style-name="ce27" office:value-type="string">
            <text:p>~27</text:p>
          </table:table-cell>
          <table:table-cell table:style-name="ce27" office:value-type="string">
            <text:p>~50</text:p>
          </table:table-cell>
          <table:table-cell table:style-name="ce27" office:value-type="float" office:value="60">
            <text:p>60</text:p>
          </table:table-cell>
          <table:table-cell table:style-name="ce27" office:value-type="string">
            <text:p>~30</text:p>
          </table:table-cell>
          <table:table-cell table:number-columns-repeated="2" table:style-name="ce27" office:value-type="float" office:value="60">
            <text:p>60</text:p>
          </table:table-cell>
          <table:table-cell/>
          <table:table-cell table:style-name="ce21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7" office:value-type="float" office:value="30">
            <text:p>30</text:p>
          </table:table-cell>
          <table:table-cell table:style-name="ce2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6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table:style-name="ce21" office:value-type="string">
            <text:p>~16</text:p>
          </table:table-cell>
          <table:table-cell table:style-name="ce23" office:value-type="string">
            <text:p>~17</text:p>
          </table:table-cell>
          <table:table-cell table:style-name="ce21" office:value-type="string">
            <text:p>~22</text:p>
          </table:table-cell>
          <table:table-cell table:style-name="ce24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5" office:value-type="string">
            <text:p>~46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8</text:p>
          </table:table-cell>
          <table:table-cell table:style-name="ce25" office:value-type="string">
            <text:p>~45</text:p>
          </table:table-cell>
          <table:table-cell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5" office:value-type="string">
            <text:p>~45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8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55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17</text:p>
          </table:table-cell>
          <table:table-cell table:style-name="ce21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5" office:value-type="string">
            <text:p>~40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8</text:p>
          </table:table-cell>
          <table:table-cell table:style-name="ce23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24</text:p>
          </table:table-cell>
          <table:table-cell table:style-name="ce25" office:value-type="string">
            <text:p>~42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table:style-name="ce21" office:value-type="string">
            <text:p>~5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string">
            <text:p>~49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32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string">
            <text:p>~31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table:style-name="ce21" office:value-type="string">
            <text:p>~48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5" office:value-type="string">
            <text:p>~48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5" office:value-type="string">
            <text:p>~3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table:style-name="ce22" office:value-type="string">
            <text:p>~22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5" office:value-type="string">
            <text:p>~32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5" office:value-type="string">
            <text:p>~19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47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table:style-name="ce21" office:value-type="string">
            <text:p>~33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string">
            <text:p>~33</text:p>
          </table:table-cell>
          <table:table-cell table:number-columns-repeated="2" table:style-name="ce25" office:value-type="float" office:value="60">
            <text:p>60</text:p>
          </table:table-cell>
          <table:table-cell/>
          <table:table-cell table:style-name="ce21" office:value-type="string">
            <text:p>~20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5" office:value-type="string">
            <text:p>~20</text:p>
          </table:table-cell>
          <table:table-cell table:style-name="ce25" office:value-type="string">
            <text:p>~48</text:p>
          </table:table-cell>
          <table:table-cell table:style-name="ce25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1"/>
        <table:table-column table:style-name="co1" table:default-cell-style-name="Default"/>
        <table:table-column table:style-name="co19" table:default-cell-style-name="ce21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5"/>
        <table:table-column table:style-name="co20" table:default-cell-style-name="ce25"/>
        <table:table-column table:style-name="co1" table:default-cell-style-name="ce25"/>
        <table:table-column table:style-name="co15" table:default-cell-style-name="Default"/>
        <table:table-column table:style-name="co19" table:default-cell-style-name="ce2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8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8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8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8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8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9" office:value-type="string">
            <text:p>1 PNG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9" office:value-type="string">
            <text:p>A PNG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9" office:value-type="string">
            <text:p>A PVRTC (4bpp, linear) atlas of 1 sprite of 52x139 pixels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20" office:value-type="string">
            <text:p>64 PNG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20" office:value-type="string">
            <text:p>1 PNG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20" office:value-type="string">
            <text:p>1 PVRTC (4bpp,linear) atlas of 64 sprites of 32x32 each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6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3" office:value-type="string">
            <text:p>~17</text:p>
          </table:table-cell>
          <table:table-cell office:value-type="string">
            <text:p>~22</text:p>
          </table:table-cell>
          <table:table-cell table:style-name="ce24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4</text:p>
          </table:table-cell>
          <table:table-cell table:style-name="ce25" office:value-type="string">
            <text:p>~45</text:p>
          </table:table-cell>
          <table:table-cell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5" office:value-type="string">
            <text:p>~24</text:p>
          </table:table-cell>
          <table:table-cell table:style-name="ce25" office:value-type="string">
            <text:p>~45</text:p>
          </table:table-cell>
          <table:table-cell table:style-name="ce25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1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3" office:value-type="string">
            <text:p>~8</text:p>
          </table:table-cell>
          <table:table-cell table:style-name="ce21" office:value-type="float" office:value="11">
            <text:p>11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~42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string">
            <text:p>~26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1" office:value-type="string">
            <text:p>~41</text:p>
          </table:table-cell>
          <table:table-cell table:style-name="ce21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5" office:value-type="string">
            <text:p>~26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1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table:style-name="ce21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1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1" office:value-type="string">
            <text:p>~25</text:p>
          </table:table-cell>
          <table:table-cell table:style-name="ce21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5" office:value-type="float" office:value="15">
            <text:p>15</text:p>
          </table:table-cell>
          <table:table-cell table:number-columns-repeated="2" table:style-name="ce25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6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7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3" office:value-type="string">
            <text:p>~15</text:p>
          </table:table-cell>
          <table:table-cell office:value-type="string">
            <text:p>~21</text:p>
          </table:table-cell>
          <table:table-cell table:style-name="ce24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3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~40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17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1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18</text:p>
          </table:table-cell>
          <table:table-cell table:style-name="ce25" office:value-type="string">
            <text:p>~38</text:p>
          </table:table-cell>
          <table:table-cell table:style-name="ce25" office:value-type="string">
            <text:p>~50</text:p>
          </table:table-cell>
        </table:table-row>
        <table:table-row table:style-name="ro1">
          <table:covered-table-cell table:style-name="ce17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5" office:value-type="string">
            <text:p>~16</text:p>
          </table:table-cell>
          <table:table-cell table:style-name="ce25" office:value-type="string">
            <text:p>~36</text:p>
          </table:table-cell>
          <table:table-cell table:style-name="ce25" office:value-type="string">
            <text:p>~46</text:p>
          </table:table-cell>
        </table:table-row>
        <table:table-row table:style-name="ro1">
          <table:covered-table-cell table:style-name="ce17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17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5" office:value-type="string">
            <text:p>~12</text:p>
          </table:table-cell>
          <table:table-cell table:number-columns-repeated="2" table:style-name="ce25" office:value-type="float" office:value="20">
            <text:p>20</text:p>
          </table:table-cell>
        </table:table-row>
        <table:table-row table:style-name="ro1">
          <table:covered-table-cell table:style-name="ce17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5" office:value-type="float" office:value="12">
            <text:p>12</text:p>
          </table:table-cell>
          <table:table-cell table:number-columns-repeated="2" table:style-name="ce25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3" office:value-type="string">
            <text:p>~15</text:p>
          </table:table-cell>
          <table:table-cell office:value-type="string">
            <text:p>~21</text:p>
          </table:table-cell>
          <table:table-cell table:style-name="ce24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3" office:value-type="string">
            <text:p>~9</text:p>
          </table:table-cell>
          <table:table-cell table:style-name="ce21" office:value-type="string">
            <text:p>~12</text:p>
          </table:table-cell>
          <table:table-cell table:style-name="ce24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~40</text:p>
          </table:table-cell>
          <table:table-cell table:style-name="ce25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8</text:p>
          </table:table-cell>
          <table:table-cell table:style-name="ce21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5" office:value-type="string">
            <text:p>~18</text:p>
          </table:table-cell>
          <table:table-cell table:style-name="ce25" office:value-type="string">
            <text:p>~38</text:p>
          </table:table-cell>
          <table:table-cell table:style-name="ce25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1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1" office:value-type="string">
            <text:p>~7</text:p>
          </table:table-cell>
          <table:table-cell table:style-name="ce21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~36</text:p>
          </table:table-cell>
          <table:table-cell table:style-name="ce25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1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5" office:value-type="float" office:value="20">
            <text:p>20</text:p>
          </table:table-cell>
          <table:table-cell table:number-columns-repeated="2" table:style-name="ce25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1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1" office:value-type="string">
            <text:p>~12</text:p>
          </table:table-cell>
          <table:table-cell table:style-name="ce21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5" office:value-type="string">
            <text:p>~12</text:p>
          </table:table-cell>
          <table:table-cell table:number-columns-repeated="2" table:style-name="ce25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1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5" office:value-type="float" office:value="12">
            <text:p>12</text:p>
          </table:table-cell>
          <table:table-cell table:number-columns-repeated="2" table:style-name="ce25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7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3T17:39:59</dc:date>
    <meta:editing-duration>PT24H36M06S</meta:editing-duration>
    <meta:editing-cycles>95</meta:editing-cycles>
    <meta:generator>OpenOffice.org/3.0$Unix OpenOffice.org_project/300m15$Build-9379</meta:generator>
    <meta:print-date>2009-04-23T14:37:02</meta:print-date>
    <meta:document-statistic meta:table-count="4" meta:cell-count="1462" meta:object-count="0"/>
    <meta:user-defined meta:name="Info 1"/>
    <meta:user-defined meta:name="Info 2"/>
    <meta:user-defined meta:name="Info 3"/>
    <meta:user-defined meta:name="Info 4"/>
  </office:meta>
</office:document-meta>
</file>